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48pt" officeooo:rsid="0009e161" officeooo:paragraph-rsid="0009e161" style:font-size-asian="42pt" style:font-size-complex="48pt"/>
    </style:style>
    <style:style style:name="P2" style:family="paragraph" style:parent-style-name="Standard">
      <style:paragraph-properties fo:line-height="200%" fo:text-align="start" style:justify-single-word="false"/>
      <style:text-properties fo:font-size="12pt" officeooo:rsid="0009e161" officeooo:paragraph-rsid="0009e161" style:font-size-asian="12pt" style:font-size-complex="12pt"/>
    </style:style>
    <style:style style:name="P3" style:family="paragraph" style:parent-style-name="Standard">
      <style:paragraph-properties fo:text-align="center" style:justify-single-word="false"/>
      <style:text-properties fo:font-size="20pt" officeooo:rsid="0009e161" officeooo:paragraph-rsid="0009e161" style:font-size-asian="20pt" style:font-size-complex="20pt"/>
    </style:style>
    <style:style style:name="P4" style:family="paragraph" style:parent-style-name="Standard">
      <style:paragraph-properties fo:line-height="200%" fo:text-align="start" style:justify-single-word="false"/>
      <style:text-properties fo:font-size="12pt" officeooo:rsid="0009e161" officeooo:paragraph-rsid="001602a8" style:font-size-asian="12pt" style:font-size-complex="12pt"/>
    </style:style>
    <style:style style:name="T1" style:family="text">
      <style:text-properties officeooo:rsid="000b7ea4"/>
    </style:style>
    <style:style style:name="T2" style:family="text">
      <style:text-properties officeooo:rsid="000c8403"/>
    </style:style>
    <style:style style:name="T3" style:family="text">
      <style:text-properties officeooo:rsid="000e2f0d"/>
    </style:style>
    <style:style style:name="T4" style:family="text">
      <style:text-properties officeooo:rsid="000f647e"/>
    </style:style>
    <style:style style:name="T5" style:family="text">
      <style:text-properties fo:font-size="32pt" style:font-size-asian="32pt" style:font-size-complex="32pt"/>
    </style:style>
    <style:style style:name="T6" style:family="text">
      <style:text-properties officeooo:rsid="0010c3cd"/>
    </style:style>
    <style:style style:name="T7" style:family="text">
      <style:text-properties officeooo:rsid="0012bcf3"/>
    </style:style>
    <style:style style:name="T8" style:family="text">
      <style:text-properties officeooo:rsid="0012cab9"/>
    </style:style>
    <style:style style:name="T9" style:family="text">
      <style:text-properties officeooo:rsid="001428d6"/>
    </style:style>
    <style:style style:name="T10" style:family="text">
      <style:text-properties officeooo:rsid="001602a8"/>
    </style:style>
    <style:style style:name="T11" style:family="text">
      <style:text-properties officeooo:rsid="001654ff"/>
    </style:style>
    <style:style style:name="T12" style:family="text">
      <style:text-properties officeooo:rsid="00176e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Project 1</text:span> </text:p>
      <text:p text:style-name="P3">User Stories</text:p>
      <text:p text:style-name="P2"><text:tab/>User Story 1:</text:p>
      <text:p text:style-name="P4"><text:tab/><text:tab/>Albert is a <text:span text:style-name="T1">h</text:span>iring manager at a <text:span text:style-name="T2">tech company and he is looking for a full stack developer, he is looking for a developer that has </text:span><text:span text:style-name="T3">number of unique <text:s/></text:span><text:span text:style-name="T4">skill sets, the applicant provides him with a </text:span><text:span text:style-name="T6">resume, he is not sure if the applicant </text:span><text:span text:style-name="T7">has the knowledge and skill sets he is looking for </text:span><text:span text:style-name="T8">but a portfolio web site is listed on the </text:span><text:span text:style-name="T9">resume</text:span><text:span text:style-name="T7">. </text:span><text:span text:style-name="T9">He navigates to the page a reviews a list of videos </text:span><text:span text:style-name="T10">that the applicant has made and thinks the applicant will be a good fit.</text:span></text:p>
      <text:p text:style-name="P4"><text:span text:style-name="T7"><text:s text:c="2"/><text:tab/></text:span><text:span text:style-name="T10">User Story 2:</text:span></text:p>
      <text:p text:style-name="P4"><text:tab/><text:tab/><text:span text:style-name="T10">Carol is a human resources representative at a tech company and she needs a question answered about the applicant work history and the applicant provided a portfolio web site, instead of calling the applicant she goes on the portfolio web site and logs in with the login that the applicant provided and is able to view the work history.</text:span></text:p>
      <text:p text:style-name="P4"><text:tab/><text:span text:style-name="T10">User Story 3:</text:span></text:p>
      <text:p text:style-name="P4"><text:tab/><text:tab/><text:span text:style-name="T11">Harrison is the applicant, he has to do a task that he has done in the past and can not remember how he did it. He goes onto his portfolio web site and searches for a video he made that is a how to video originally made to demonstrate to future potential employers his skill sets </text:span><text:span text:style-name="T12">and views it as a refresher</text:span><text:span text:style-name="T11">.</text:span></text:p>
      <text:p text:style-name="P4"><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1T23:50:30.152528321</meta:creation-date>
    <dc:date>2021-03-10T18:58:08.608942458</dc:date>
    <meta:editing-duration>PT13H22M21S</meta:editing-duration>
    <meta:editing-cycles>2</meta:editing-cycles>
    <meta:generator>LibreOffice/6.4.6.2$Linux_X86_64 LibreOffice_project/40$Build-2</meta:generator>
    <meta:document-statistic meta:table-count="0" meta:image-count="0" meta:object-count="0" meta:page-count="1" meta:paragraph-count="9" meta:word-count="224" meta:character-count="1177" meta:non-whitespace-character-count="946"/>
  </office:meta>
</office:document-meta>
</file>